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ff"/>
    </style:style>
    <style:style style:name="ce2" style:family="table-cell" style:parent-style-name="Default">
      <style:text-properties fo:color="#3399f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3399ff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66ff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98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ntprimes_serial</text:p>
          </table:table-cell>
          <table:table-cell table:style-name="Default" office:value-type="float" office:value="32.336148983" calcext:value-type="float">
            <text:p>32,336148983</text:p>
          </table:table-cell>
          <table:table-cell table:style-name="ce5"/>
          <table:table-cell/>
        </table:table-row>
        <table:table-row table:style-name="ro1">
          <table:table-cell/>
          <table:table-cell table:style-name="ce1" office:value-type="string" calcext:value-type="string">
            <text:p>cntprimes_block</text:p>
          </table:table-cell>
          <table:table-cell table:style-name="Default" office:value-type="float" office:value="12.757307352" calcext:value-type="float">
            <text:p>12,757307352</text:p>
          </table:table-cell>
          <table:table-cell table:style-name="ce6" office:value-type="string" calcext:value-type="string">
            <text:p>speedup</text:p>
          </table:table-cell>
          <table:table-cell office:value-type="float" office:value="2.534715837" calcext:value-type="float">
            <text:p>2,534715837</text:p>
          </table:table-cell>
        </table:table-row>
        <table:table-row table:style-name="ro1">
          <table:table-cell/>
          <table:table-cell table:style-name="ce1" office:value-type="string" calcext:value-type="string">
            <text:p>cntprimes_cyclic</text:p>
          </table:table-cell>
          <table:table-cell office:value-type="string" calcext:value-type="string">
            <text:p>static</text:p>
          </table:table-cell>
          <table:table-cell office:value-type="float" office:value="12.795835608" calcext:value-type="float">
            <text:p>12,7958356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tic, 1</text:p>
          </table:table-cell>
          <table:table-cell office:value-type="float" office:value="17.12156685" calcext:value-type="float">
            <text:p>17,121566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tic, 4</text:p>
          </table:table-cell>
          <table:table-cell office:value-type="float" office:value="11.123898165" calcext:value-type="float">
            <text:p>11,123898165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tatic, 1000000</text:p>
          </table:table-cell>
          <table:covered-table-cell/>
          <table:table-cell office:value-type="float" office:value="11.157092453" calcext:value-type="float">
            <text:p>11,157092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</text:p>
          </table:table-cell>
          <table:table-cell office:value-type="float" office:value="10.75825937" calcext:value-type="float">
            <text:p>10,758259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ynamic, 1</text:p>
          </table:table-cell>
          <table:table-cell office:value-type="float" office:value="10.735210855" calcext:value-type="float">
            <text:p>10,735210855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dynamic, 4</text:p>
          </table:table-cell>
          <table:table-cell office:value-type="float" office:value="10.65380692" calcext:value-type="float">
            <text:p>10,6538069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dynamic, 1000000</text:p>
          </table:table-cell>
          <table:covered-table-cell/>
          <table:table-cell office:value-type="float" office:value="11.192316303" calcext:value-type="float">
            <text:p>11,192316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ided</text:p>
          </table:table-cell>
          <table:table-cell office:value-type="float" office:value="10.574653994" calcext:value-type="float">
            <text:p>10,5746539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uided, 1</text:p>
          </table:table-cell>
          <table:table-cell office:value-type="float" office:value="10.566885486" calcext:value-type="float">
            <text:p>10,566885486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office:annotation draw:style-name="gr1" draw:text-style-name="P2" svg:width="28.99mm" svg:height="100.76mm" svg:x="92.68mm" svg:y="63.31mm" draw:caption-point-x="0mm" draw:caption-point-y="0mm">
              <dc:date>2019-12-05T00:00:00</dc:date>
              <text:p text:style-name="P1">Este mapeo obtuvo la mejor duración.</text:p>
              <text:p text:style-name="P1">Debido a que la carga de trabajo está mal equilibrada, entonces conviene que cada hilo solicite nuevo trabajo apenas se desocupa, ayuda también el tamaño asignado a los bloques (4). Este mapeo es conveniente cuando las iteraciones presentan diferentes costos computacionales.</text:p>
            </office:annotation>
            <text:p>guided, 4</text:p>
          </table:table-cell>
          <table:table-cell table:style-name="ce4" office:value-type="float" office:value="10.545503797" calcext:value-type="float">
            <text:p>10,545503797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guided, 1000000</text:p>
          </table:table-cell>
          <table:covered-table-cell/>
          <table:table-cell office:value-type="float" office:value="11.21893511" calcext:value-type="float">
            <text:p>11,21893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00/00/0000</text:date>, <text:time style:data-style-name="N2" text:time-value="19:47:06.629661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2-05T21:39:04.929332608</dc:date>
    <meta:editing-duration>PT3H27M42S</meta:editing-duration>
    <meta:editing-cycles>15</meta:editing-cycles>
    <meta:generator>LibreOffice/5.2.7.2$Linux_X86_64 LibreOffice_project/20m0$Build-2</meta:generator>
    <meta:document-statistic meta:table-count="1" meta:cell-count="31" meta:object-count="0"/>
  </office:meta>
</office:document-meta>
</file>